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2C0000012CE91DB7BF651EB4D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6965in" svg:height="5.6965in" draw:z-index="0"><draw:image xlink:href="Pictures/100002010000012C0000012CE91DB7BF651EB4D6.png" xlink:type="simple" xlink:show="embed" xlink:actuate="onLoad" loext:mime-type="image/png"/></draw:frame><text:tab/><text:tab/><text:tab/>http://www.ultimate-thorigne-fouillard.fr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04T21:40:30.520523690</meta:creation-date>
    <dc:date>2020-09-04T21:41:22.179138265</dc:date>
    <meta:editing-duration>PT53S</meta:editing-duration>
    <meta:editing-cycles>1</meta:editing-cycles>
    <meta:document-statistic meta:table-count="0" meta:image-count="1" meta:object-count="0" meta:page-count="1" meta:paragraph-count="1" meta:word-count="1" meta:character-count="45" meta:non-whitespace-character-count="42"/>
    <meta:generator>LibreOffice/6.4.4.2$Linux_X86_64 LibreOffice_project/706abf8817d63c225da2eaeb9c9523a7d4d3595c</meta:generator>
  </office:meta>
</office:document-meta>
</file>